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8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8.5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ro5" style:family="table-row">
      <style:table-row-properties style:row-height="8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33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0099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08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108">
      <style:table-cell-properties fo:background-color="#ff990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08">
      <style:table-cell-properties fo:background-color="#000099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108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lgorithm design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cj</text:p>
          </table:table-cell>
          <table:table-cell table:style-name="ce5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style-name="ce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j</text:p>
          </table:table-cell>
          <table:table-cell/>
          <table:table-cell table:style-name="ce5" table:number-columns-repeated="99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i</text:p>
          </table:table-cell>
          <table:table-cell/>
          <table:table-cell table:style-name="ce9" office:value-type="string" calcext:value-type="string">
            <text:p>A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y</text:p>
          </table:table-cell>
          <table:table-cell/>
          <table:table-cell table:style-name="ce9" office:value-type="string" calcext:value-type="string">
            <text:p>B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i</text:p>
          </table:table-cell>
          <table:table-cell/>
          <table:table-cell table:style-name="ce9" office:value-type="string" calcext:value-type="string">
            <text:p>C</text:p>
          </table:table-cell>
          <table:table-cell/>
          <table:table-cell table:style-name="ce3"/>
          <table:table-cell table:number-columns-repeated="1007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4"/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cj</text:p>
          </table:table-cell>
          <table:table-cell table:style-name="ce4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4"/>
          <table:table-cell table:style-name="ce10" office:value-type="string" calcext:value-type="string">
            <text:p>SUM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-1" calcext:value-type="float">
            <text:p>-1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-1" calcext:value-type="float">
            <text:p>-1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table:formula="of:=210+104"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-208" calcext:value-type="float">
            <text:p>-208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 table:number-rows-repeated="4">
          <table:table-cell table:style-name="ce4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dundant elements" table:style-name="ta1">
        <table:table-column table:style-name="co2" table:number-columns-repeated="1022" table:default-cell-style-name="ce11"/>
        <table:table-column table:style-name="co2" table:number-columns-repeated="2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4">
          <table:table-cell table:number-columns-repeated="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4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4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7"/>
          <table:table-cell table:style-name="ce1" office:value-type="string" calcext:value-type="string" table:number-columns-spanned="3" table:number-rows-spanned="2">
            <text:p>Filter</text:p>
          </table:table-cell>
          <table:covered-table-cell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8"/>
          <table:covered-table-cell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0.2" calcext:value-type="float">
            <text:p>0,2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4" calcext:value-type="float">
            <text:p>0,4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993"/>
        </table:table-row>
        <table:table-row table:style-name="ro4"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1" calcext:value-type="float">
            <text:p>1,1</text:p>
          </table:table-cell>
          <table:table-cell table:style-name="ce21" office:value-type="float" office:value="1.2" calcext:value-type="float">
            <text:p>1,2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office:value-type="float" office:value="1.3" calcext:value-type="float">
            <text:p>1,3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1.4" calcext:value-type="float">
            <text:p>1,4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5" calcext:value-type="float">
            <text:p>1,5</text:p>
          </table:table-cell>
          <table:table-cell table:number-columns-repeated="993"/>
        </table:table-row>
        <table:table-row table:style-name="ro4">
          <table:table-cell/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21" office:value-type="float" office:value="2" calcext:value-type="float">
            <text:p>2,0</text:p>
          </table:table-cell>
          <table:table-cell table:style-name="ce21" office:value-type="float" office:value="2.1" calcext:value-type="float">
            <text:p>2,1</text:p>
          </table:table-cell>
          <table:table-cell table:style-name="ce21" office:value-type="float" office:value="2.2" calcext:value-type="float">
            <text:p>2,2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3" office:value-type="float" office:value="2.2" calcext:value-type="float">
            <text:p>2,2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2.4" calcext:value-type="float">
            <text:p>2,4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993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8"/>
          <table:table-cell table:style-name="ce1" office:value-type="string" calcext:value-type="string" table:number-columns-spanned="10" table:number-rows-spanned="2">
            <text:p>Index patterns</text:p>
          </table:table-cell>
          <table:covered-table-cell table:number-columns-repeated="9"/>
          <table:table-cell table:number-columns-repeated="994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8"/>
          <table:covered-table-cell table:number-columns-repeated="10"/>
          <table:table-cell table:number-columns-repeated="994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" office:value-type="string" calcext:value-type="string" table:number-columns-spanned="8" table:number-rows-spanned="2">
            <text:p>Image</text:p>
          </table:table-cell>
          <table:covered-table-cell table:number-columns-repeated="7"/>
          <table:table-cell table:number-columns-repeated="1014"/>
        </table:table-row>
        <table:table-row table:style-name="ro4">
          <table:table-cell table:number-columns-repeated="2"/>
          <table:covered-table-cell table:number-columns-repeated="8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table:table-column table:style-name="co3" table:number-columns-repeated="1024" table:default-cell-style-name="ce1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20:13:39.4856109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41:07.622481872</meta:creation-date>
    <dc:date>2017-10-19T20:23:30.213495177</dc:date>
    <meta:editing-duration>PT6H59M42S</meta:editing-duration>
    <meta:editing-cycles>4</meta:editing-cycles>
    <meta:generator>LibreOffice/5.1.6.2$Linux_X86_64 LibreOffice_project/10m0$Build-2</meta:generator>
    <meta:document-statistic meta:table-count="3" meta:cell-count="315" meta:object-count="0"/>
  </office:meta>
</office:document-meta>
</file>